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Код">
      <style:text-properties fo:font-weight="bold" style:font-weight-asian="bold" style:font-weight-complex="bold"/>
    </style:style>
    <style:style style:name="P3" style:family="paragraph" style:parent-style-name="Код">
      <style:paragraph-properties fo:text-align="justify" style:justify-single-word="false"/>
    </style:style>
    <style:style style:name="P4" style:family="paragraph" style:parent-style-name="Код">
      <style:text-properties fo:font-weight="bold" style:font-weight-asian="bold" style:font-weight-complex="bold"/>
    </style:style>
    <style:style style:name="P5" style:family="paragraph" style:parent-style-name="Код">
      <style:text-properties officeooo:paragraph-rsid="000c1e98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0c1e98" officeooo:paragraph-rsid="000c1e98"/>
    </style:style>
    <style:style style:name="P9" style:family="paragraph" style:parent-style-name="Text_20_body">
      <style:text-properties fo:language="ru" fo:country="RU" officeooo:paragraph-rsid="000c1e9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1e98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dd25"/>
    </style:style>
    <style:style style:name="T5" style:family="text">
      <style:text-properties officeooo:rsid="000c1e98"/>
    </style:style>
    <style:style style:name="T6" style:family="text">
      <style:text-properties officeooo:rsid="000cdd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Лабораторная работа <text:span text:style-name="T2">5</text:span></text:h>
      <text:h text:style-name="Heading_20_4" text:outline-level="4"><text:span text:style-name="T4">5</text:span>.1 [#30]</text:h>
      <text:p text:style-name="P7">Проведите сборку программы IFSort3 из приведенных ниже разделов проекта.</text:p>
      <text:p text:style-name="P8">Для каждого этапа сборки предоставьте тестовые данные такие, чтобы можно было протестировать все альтернативы.</text:p>
      <text:p text:style-name="Text_20_body"><text:span text:style-name="T3">Выполнение:</text:span></text:p>
      <text:p text:style-name="Код">  INPUT: сab</text:p>
      <text:p text:style-name="Код">  OUTPUT: Входные данные cab</text:p>
      <text:p text:style-name="Код">         Cортированные данные abc</text:p>
      <text:p text:style-name="Код">  INPUT: bca</text:p>
      <text:p text:style-name="Код">  OUTPUT: Входные данные bca</text:p>
      <text:p text:style-name="Код">         Cортированные данные abc</text:p>
      <text:p text:style-name="Text_20_body"><text:line-break/>Разделы проекта.</text:p>
      <text:p text:style-name="P2"><text:span text:style-name="T1">DP</text:span>1</text:p>
      <text:p text:style-name="Код"><text:span text:style-name="T1">PROGRAM</text:span> <text:span text:style-name="T1">IFSort</text:span>3(<text:span text:style-name="T1">INPUT</text:span>, <text:span text:style-name="T1">OUTPUT</text:span>);</text:p>
      <text:p text:style-name="Код">{Сортирует 3-строку из <text:span text:style-name="T1">INPUT</text:span> в <text:span text:style-name="T1">OUTPUT</text:span>}</text:p>
      <text:p text:style-name="Код"><text:span text:style-name="T1">VAR</text:span></text:p>
      <text:p text:style-name="Код"><text:s text:c="2"/><text:span text:style-name="T1">Ch1, Ch2, Ch3:Char;</text:span></text:p>
      <text:p text:style-name="Код"><text:span text:style-name="T1">BEGIN {IFSort3}</text:span></text:p>
      <text:p text:style-name="Код"><text:s text:c="2"/><text:span text:style-name="T1">READ(Ch1, Ch2, Ch3);</text:span></text:p>
      <text:p text:style-name="Код"><text:s text:c="2"/><text:span text:style-name="T1">WRITELN('Входные данные ', Ch1, Ch2, Ch3);</text:span></text:p>
      <text:p text:style-name="Код"><text:s text:c="2"/><text:span text:style-name="T1">WRITE</text:span>('<text:span text:style-name="T1">C</text:span>ортированные данные');</text:p>
      <text:p text:style-name="Код"><text:s text:c="2"/>{Сортируем <text:span text:style-name="T1">Ch</text:span>1, <text:span text:style-name="T1">Ch</text:span>2, <text:span text:style-name="T1">Ch</text:span>3 в <text:span text:style-name="T1">OUTPUT</text:span>}</text:p>
      <text:p text:style-name="Код"><text:span text:style-name="T1">END. {IFsort3}</text:span></text:p>
      <text:p text:style-name="Код">.................................................</text:p>
      <text:p text:style-name="P2">DP2.1</text:p>
      <text:p text:style-name="Код"><text:s text:c="2"/><text:span text:style-name="T1">BEGIN {сортируем Ch1, Ch2, Ch3 в OUTPUT }</text:span></text:p>
      <text:p text:style-name="Код"><text:s text:c="4"/><text:span text:style-name="T1">IF Ch1 &lt; Ch2</text:span></text:p>
      <text:p text:style-name="Код"><text:s text:c="4"/><text:span text:style-name="T1">THEN</text:span></text:p>
      <text:p text:style-name="Код"><text:span text:style-name="T1"><text:s text:c="6"/>{Ch1 &lt; Ch2:сортируем Ch1, Ch2, Ch3 в OUTPUT}</text:span></text:p>
      <text:p text:style-name="Код"><text:span text:style-name="T1"><text:s text:c="4"/>ELSE</text:span></text:p>
      <text:p text:style-name="Код"><text:span text:style-name="T1"><text:s text:c="6"/>{Ch2 &lt;= Ch1:сортируем Ch1, Ch2, Ch3 в OUTPUT}</text:span></text:p>
      <text:p text:style-name="Код"><text:span text:style-name="T1"><text:s text:c="2"/>END</text:span></text:p>
      <text:p text:style-name="Код">..............................................................</text:p>
      <text:p text:style-name="P2">DP 2.1.1</text:p>
      <text:p text:style-name="Код"><text:span text:style-name="T1"><text:s text:c="6"/>{Ch1 &lt; Ch2:сортируем Ch1, Ch2, Ch3 в OUTPUT}</text:span></text:p>
      <text:p text:style-name="Код"><text:s text:c="6"/><text:span text:style-name="T1">IF Ch2 &lt; Ch3</text:span></text:p>
      <text:p text:style-name="Код"><text:s text:c="6"/><text:span text:style-name="T1">THEN {Ch1 &lt; Ch2 &lt; Ch3:сортируем Ch1, Ch2, Ch3 в OUTPUT}</text:span></text:p>
      <text:p text:style-name="Код"><text:s text:c="8"/><text:span text:style-name="T1">WRITELN(Ch1, Ch2, Ch3)</text:span></text:p>
      <text:p text:style-name="Код"><text:s text:c="6"/><text:span text:style-name="T1">ELSE</text:span></text:p>
      <text:p text:style-name="Код"><text:s text:c="8"/><text:span text:style-name="T1">{Ch1 &lt; Ch2, Ch3 &lt;= Ch2:сортируем Ch1, Ch2, Ch3 в OUTPUT}</text:span></text:p>
      <text:p text:style-name="Код">..............................................................</text:p>
      <text:p text:style-name="P2">DP 2.1.2</text:p>
      <text:p text:style-name="Код"><text:s text:c="6"/><text:span text:style-name="T1">{Ch2 &lt;= Ch1:сортируем Ch1, Ch2, Ch3 в OUTPUT}</text:span></text:p>
      <text:p text:style-name="Код"><text:s text:c="6"/><text:span text:style-name="T1">IF Ch1 &lt; Ch3</text:span></text:p>
      <text:p text:style-name="Код"><text:s text:c="6"/><text:span text:style-name="T1">THEN {Ch2 &lt;= Ch1 &lt; Ch3:сортируем Ch1, Ch2, Ch3 в OUTPUT}</text:span></text:p>
      <text:p text:style-name="Код"><text:soft-page-break/><text:s text:c="8"/><text:span text:style-name="T1">WRITELN(Ch2, Ch1, Ch3)</text:span></text:p>
      <text:p text:style-name="Код"><text:s text:c="6"/><text:span text:style-name="T1">ELSE</text:span></text:p>
      <text:p text:style-name="Код"><text:s text:c="8"/><text:span text:style-name="T1">{Ch2 &lt;= Ch1, Ch3 &lt;= Ch1:сортируем Ch1, Ch2, Ch3 в OUTPUT}</text:span></text:p>
      <text:p text:style-name="Код">.............................................................</text:p>
      <text:p text:style-name="P2">DP 2.1.2.1</text:p>
      <text:p text:style-name="Код"><text:s text:c="8"/><text:span text:style-name="T1">{Ch2 &lt;= Ch1, Ch3 &lt;= Ch1:сортируем Ch1, Ch2, Ch3 в OUTPUT}</text:span></text:p>
      <text:p text:style-name="Код"><text:s text:c="8"/><text:span text:style-name="T1">IF Ch2 &lt; Ch3</text:span></text:p>
      <text:p text:style-name="Код"><text:s text:c="8"/><text:span text:style-name="T1">THEN {Ch2 &lt; Ch3 &lt;= Ch1:сортируем Ch1, Ch2, Ch3 в OUTPUT}</text:span></text:p>
      <text:p text:style-name="Код"><text:s text:c="10"/><text:span text:style-name="T1">WRITELN(Ch2, Ch3, Ch1)</text:span></text:p>
      <text:p text:style-name="Код"><text:s text:c="8"/><text:span text:style-name="T1">ELSE {Ch3 &lt;= Ch2 &lt;= Ch1:сортируем Ch1, Ch2, Ch3 в OUTPUT}</text:span></text:p>
      <text:p text:style-name="Код"><text:s text:c="10"/><text:span text:style-name="T1">WRITELN(Ch3, Ch2, Ch1)</text:span></text:p>
      <text:p text:style-name="Код">.............................................................</text:p>
      <text:p text:style-name="P2">DP 2.1.1.1</text:p>
      <text:p text:style-name="Код"><text:s text:c="9"/><text:span text:style-name="T1">{Ch1, Ch2, Ch3 &lt;= Ch2:сортируем Ch1, Ch2, Ch3 в OUTPUT}</text:span></text:p>
      <text:p text:style-name="Код"><text:s text:c="9"/><text:span text:style-name="T1">IF Ch1 &lt; Ch3</text:span></text:p>
      <text:p text:style-name="Код"><text:s text:c="9"/><text:span text:style-name="T1">THEN {Ch1 &lt; Ch3 &lt;= Ch2:сортируем Ch1, Ch2, Ch3 в OUTPUT}</text:span></text:p>
      <text:p text:style-name="Код"><text:s text:c="11"/><text:span text:style-name="T1">WRITELN(Ch1, Ch3, Ch2)</text:span></text:p>
      <text:p text:style-name="Код"><text:s text:c="9"/><text:span text:style-name="T1">ELSE {Ch3 &lt;= Ch1 &lt; Ch2:сортируем Ch1, Ch2, Ch3 в OUTPUT}</text:span></text:p>
      <text:p text:style-name="Код"><text:s text:c="11"/><text:span text:style-name="T1">WRITELN</text:span>(<text:span text:style-name="T1">Ch</text:span>3, <text:span text:style-name="T1">Ch</text:span>1, <text:span text:style-name="T1">Ch</text:span>2)</text:p>
      <text:h text:style-name="Heading_20_4" text:outline-level="4"><text:span text:style-name="T6">5</text:span>.2 <text:span text:style-name="T1">[#30]</text:span></text:h>
      <text:p text:style-name="P9">Проведите сборку программы MinSort3 из приведенных ниже разделов проекта. <text:span text:style-name="T5">Для каждого этапа сборки предоставьте тестовые данные такие, чтобы можно было протестировать все альтернативы.</text:span></text:p>
      <text:p text:style-name="P2">DP 3</text:p>
      <text:p text:style-name="Код">PROGRAM MinSort3 (INPUT,OUTPUT);</text:p>
      <text:p text:style-name="Код">{сортирует 3-строку из INPUT в OUTPUT }</text:p>
      <text:p text:style-name="Код"><text:span text:style-name="T1">VAR Ch1, Ch2, Ch3: CHAR;</text:span></text:p>
      <text:p text:style-name="Код"><text:span text:style-name="T1">BEGIN {MinSort3}</text:span></text:p>
      <text:p text:style-name="Код">  <text:span text:style-name="T1">READ(Ch1, Ch2, Ch3);</text:span></text:p>
      <text:p text:style-name="Код">  <text:span text:style-name="T1">WRITELN('</text:span>Входные данные <text:span text:style-name="T1">', Ch1, Ch2, Ch3);</text:span></text:p>
      <text:p text:style-name="Код">  <text:span text:style-name="T1">WRITE</text:span>('Сортированные данные ');</text:p>
      <text:p text:style-name="Код">  {Печатать минимум в  <text:span text:style-name="T1">OUTPUT</text:span>, сохранить содержимое в <text:span text:style-name="T1">Ch</text:span>1 <text:span text:style-name="T1">and</text:span> <text:span text:style-name="T1">Ch</text:span>2 };</text:p>
      <text:p text:style-name="Код">  { Сортировать <text:span text:style-name="T1">Ch</text:span>1, <text:span text:style-name="T1">Ch</text:span>2 в <text:span text:style-name="T1">OUTPUT</text:span> };</text:p>
      <text:p text:style-name="Код">  <text:span text:style-name="T1">WRITELN</text:span></text:p>
      <text:p text:style-name="Код"><text:span text:style-name="T1">END.{Minsort3}</text:span></text:p>
      <text:p text:style-name="Код">..................................................</text:p>
      <text:p text:style-name="P2">DP 3.1</text:p>
      <text:p text:style-name="Код"><text:span text:style-name="T1">BEGIN</text:span> {Печатать минимум в  <text:span text:style-name="T1">OUTPUT</text:span>, сохранить содержимое в <text:span text:style-name="T1">Ch</text:span>1 <text:span text:style-name="T1">and</text:span> <text:span text:style-name="T1">Ch</text:span>2 };</text:p>
      <text:p text:style-name="Код">  <text:span text:style-name="T1">IF Ch1 &lt; Ch2</text:span></text:p>
      <text:p text:style-name="Код">  <text:span text:style-name="T1">THEN</text:span></text:p>
      <text:p text:style-name="Код">    { Печатать минимум из <text:span text:style-name="T1">Ch</text:span>1, <text:span text:style-name="T1">Ch</text:span>3 в  <text:span text:style-name="T1">OUTPUT</text:span>,</text:p>
      <text:p text:style-name="Код">     переместить <text:span text:style-name="T1">Ch</text:span>3 в <text:span text:style-name="T1">Ch</text:span>1,если необходимо}</text:p>
      <text:p text:style-name="Код">    <text:span text:style-name="T1">IF Ch1 &lt; Ch3</text:span></text:p>
      <text:p text:style-name="Код">    <text:span text:style-name="T1">THEN</text:span></text:p>
      <text:p text:style-name="Код">      <text:span text:style-name="T1">BEGIN</text:span></text:p>
      <text:p text:style-name="Код">        <text:span text:style-name="T1">WRITE(Ch1);</text:span></text:p>
      <text:p text:style-name="Код">        <text:span text:style-name="T1">Ch1 := Ch3</text:span></text:p>
      <text:p text:style-name="Код">      <text:span text:style-name="T1">END</text:span></text:p>
      <text:p text:style-name="Код"><text:soft-page-break/>    <text:span text:style-name="T1">ELSE</text:span></text:p>
      <text:p text:style-name="Код">      <text:span text:style-name="T1">WRITE(Ch3)</text:span></text:p>
      <text:p text:style-name="Код">  <text:span text:style-name="T1">ELSE</text:span></text:p>
      <text:p text:style-name="Код">     { Печатать минимум из <text:span text:style-name="T1">Ch</text:span>2, <text:span text:style-name="T1">Ch</text:span>3 в  <text:span text:style-name="T1">OUTPUT</text:span>,</text:p>
      <text:p text:style-name="Код">       переместить <text:span text:style-name="T1">Ch</text:span>3 в <text:span text:style-name="T1">Ch</text:span>2,если необходимо}</text:p>
      <text:p text:style-name="Код">    <text:span text:style-name="T1">IF Ch2 &lt; Ch3</text:span></text:p>
      <text:p text:style-name="Код">    <text:span text:style-name="T1">THEN</text:span></text:p>
      <text:p text:style-name="Код">      <text:span text:style-name="T1">BEGIN</text:span></text:p>
      <text:p text:style-name="Код">        <text:span text:style-name="T1">WRITE(Ch2);</text:span></text:p>
      <text:p text:style-name="Код">        <text:span text:style-name="T1">Ch2 := Ch3</text:span></text:p>
      <text:p text:style-name="Код">      <text:span text:style-name="T1">END</text:span></text:p>
      <text:p text:style-name="Код">    <text:span text:style-name="T1">ELSE</text:span></text:p>
      <text:p text:style-name="Код">      <text:span text:style-name="T1">WRITE(Ch3)</text:span></text:p>
      <text:p text:style-name="Код">END</text:p>
      <text:p text:style-name="Код">............................................................</text:p>
      <text:p text:style-name="P2">DP 3.1</text:p>
      <text:p text:style-name="Код">BEGIN {Сортируем Ch1, Ch2 в OUTPUT }</text:p>
      <text:p text:style-name="Код">  <text:span text:style-name="T1">IF Ch1 &lt; Ch2</text:span></text:p>
      <text:p text:style-name="Код">  <text:span text:style-name="T1">THEN</text:span></text:p>
      <text:p text:style-name="Код">    <text:span text:style-name="T1">WRITE(Ch1, Ch2)</text:span></text:p>
      <text:p text:style-name="Код">  <text:span text:style-name="T1">ELSE</text:span></text:p>
      <text:p text:style-name="Код">    <text:span text:style-name="T1">WRITE</text:span>(<text:span text:style-name="T1">Ch</text:span>2, <text:span text:style-name="T1">Ch</text:span>1)</text:p>
      <text:p text:style-name="P5">END</text:p>
      <text:p text:style-name="Text_20_body"/>
      <text:h text:style-name="Heading_20_4" text:outline-level="4">5.3 [#10]</text:h>
      <text:p text:style-name="Text_20_body">Внесите изменения в программу IFSort3, чтобы сортировка выполнялась в формате:</text:p>
      <text:p text:style-name="Код">INPUT: acb</text:p>
      <text:p text:style-name="Код">OUTPUT: Входные данные (a,c,b) сортируются в (a,b,c)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5</text:span><text:span text:style-name="MT2"><text:tab/><text:tab/></text:span><text:span text:style-name="MT2"><text:page-number text:select-page="current">3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4H16M58S</meta:editing-duration>
    <meta:editing-cycles>8</meta:editing-cycles>
    <meta:generator>LibreOffice/5.1.3.2$Windows_x86 LibreOffice_project/644e4637d1d8544fd9f56425bd6cec110e49301b</meta:generator>
    <dc:date>2016-10-11T20:45:19.287000000</dc:date>
    <meta:document-statistic meta:table-count="0" meta:image-count="0" meta:object-count="0" meta:page-count="3" meta:paragraph-count="120" meta:word-count="492" meta:character-count="3666" meta:non-whitespace-character-count="2888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